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6.651cm"/>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fo:min-height="1.111cm"/>
    </style:style>
    <style:style style:name="gr4" style:family="graphic" style:parent-style-name="standard">
      <style:graphic-properties draw:stroke="none" svg:stroke-color="#000000" draw:fill="none" draw:fill-color="#ffffff" fo:min-height="3.35cm"/>
    </style:style>
    <style:style style:name="gr5" style:family="graphic" style:parent-style-name="standard">
      <style:graphic-properties svg:stroke-width="0cm" svg:stroke-color="#3399ff" draw:marker-start-width="0.3cm" draw:marker-end-width="0.3cm" draw:fill="gradient" draw:fill-color="#3399ff" draw:fill-gradient-name="Gradient_20_8" draw:textarea-horizontal-align="center" draw:textarea-vertical-align="middle" fo:padding-top="0.125cm" fo:padding-bottom="0.125cm" fo:padding-left="0.25cm" fo:padding-right="0.25cm"/>
    </style:style>
    <style:style style:name="P1" style:family="paragraph">
      <style:paragraph-properties fo:text-align="justify"/>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paragraph-properties fo:text-align="center"/>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5cm" svg:height="16.901cm" svg:x="2.5cm" svg:y="10.099cm">
          <draw:text-box>
            <text:p text:style-name="P1"><text:span text:style-name="T1">Je me permets de vous envoyer mon curriculum vitae afin de vous proposer ma candidature pour un poste de technicien base de données en pièce de rechange automobile.</text:span></text:p>
            <text:p text:style-name="P1"><text:span text:style-name="T1"/></text:p>
            <text:p text:style-name="P1"><text:span text:style-name="T1">Je témoigne d'une certaine expérience dans la gestion de données utilisées dans les applications de chiffrage des coûts de réparation et de maintenance automobile.</text:span></text:p>
            <text:p text:style-name="P1"><text:span text:style-name="T1"/></text:p>
            <text:p text:style-name="P1"><text:span text:style-name="T1">L'entreprise Audatex France où j'exerçais cette fonction à été dissoute en mars 2021 suite à une réorganisation de niveau mondial par le group Solera.</text:span></text:p>
            <text:p text:style-name="P1"><text:span text:style-name="T1"/></text:p>
            <text:p text:style-name="P1"><text:span text:style-name="T1">Depuis, j'ai bénéficié d'un Plan de Sauvegarde de l'Emploi qui m'a permis d'acquérir des compétences en développement Web et mobile</text:span><text:span text:style-name="T1">.</text:span></text:p>
            <text:p text:style-name="P1"><text:span text:style-name="T1"/></text:p>
            <text:p text:style-name="P1"><text:span text:style-name="T1">Celui-ci se terminant fin mars 2022, je suis maintenant activement à la recherche d'un emploi de technicien en base de donnée ou de développeur Web Junior.</text:span></text:p>
            <text:p text:style-name="P1"><text:span text:style-name="T1"/></text:p>
            <text:p text:style-name="P1"><text:span text:style-name="T1">Je pense cependant que le poste de technicien me permettra d'être plus actif au bon fonctionnement d’une entreprise telle que la vôtre où mes compétences et mes connaissances acquises durant ma précédente expérience professionnelle pourront être mises à contribution et considérées à leur juste valeur.</text:span></text:p>
            <text:p text:style-name="P1"><text:span text:style-name="T1"/></text:p>
            <text:p text:style-name="P1"><text:span text:style-name="T1">Je suis actuellement domicilié en région parisienne cependant je suis prêt à louer sur Bourges quelques temps et à déménager si notre collaboration devenait pérenne car votre société est en mesure de m'offrir l'occasion de mettre en place sereinement mon projet d'éloignement de la capitale.</text:span></text:p>
            <text:p text:style-name="P1"><text:span text:style-name="T1"/></text:p>
            <text:p text:style-name="P1"><text:span text:style-name="T1">Au cours d’un premier entretien, je pourrais vous fournir des informations complémentaires et vous montrer ma motivation pour intégrer votre entreprise.</text:span></text:p>
            <text:p text:style-name="P1"><text:span text:style-name="T1"/></text:p>
            <text:p text:style-name="P1"><text:span text:style-name="T1">Dans l'attente de votre réponse, je vous prie d'agréer, Madame, Monsieur, mes salutations les plus respectueuses.</text:span></text:p>
          </draw:text-box>
        </draw:frame>
        <draw:frame draw:style-name="gr2" draw:text-style-name="P2" draw:layer="layout" svg:width="6.447cm" svg:height="1cm" svg:x="2.5cm" svg:y="8.39cm">
          <draw:text-box>
            <text:p text:style-name="P2"><text:span text:style-name="T1">Madame, Monsieur,</text:span></text:p>
          </draw:text-box>
        </draw:frame>
        <draw:frame draw:style-name="gr3" draw:text-style-name="P2" draw:layer="layout" svg:width="8.5cm" svg:height="1.361cm" svg:x="11.5cm" svg:y="6.694cm">
          <draw:text-box>
            <text:p text:style-name="P2"><text:span text:style-name="T1">L’Haÿ-les-Roses, le 06 janvier 2022</text:span></text:p>
          </draw:text-box>
        </draw:frame>
        <draw:frame draw:style-name="gr4" draw:text-style-name="P2" draw:layer="layout" svg:width="8cm" svg:height="3.6cm" svg:x="2.5cm" svg:y="1.9cm">
          <draw:text-box>
            <text:p text:style-name="P2"><text:span text:style-name="T2">Franck MICHAUD</text:span></text:p>
            <text:p text:style-name="P2"><text:span text:style-name="T3"/></text:p>
            <text:p text:style-name="P2"><text:span text:style-name="T1">07 84 00 93 14</text:span></text:p>
            <text:p text:style-name="P2"><text:span text:style-name="T1"><text:a xlink:href="mailto:frmi2018@gmail.com">frmi2018@gmail.com</text:a></text:span></text:p>
            <text:p text:style-name="P2"><text:span text:style-name="T1">128 boulevard Paul Vaillant Couturier</text:span></text:p>
            <text:p text:style-name="P2"><text:span text:style-name="T1">L’Hay-les-Roses (94240)</text:span></text:p>
          </draw:text-box>
        </draw:frame>
        <draw:rect draw:style-name="gr5" draw:text-style-name="P3" draw:layer="layout" svg:width="1cm" svg:height="27.7cm" svg:x="1cm" svg:y="1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d0b494" draw:end-color="#ffffff" draw:start-intensity="100%" draw:end-intensity="100%" draw:angle="450" draw:border="3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47M23S</meta:editing-duration>
    <meta:editing-cycles>6</meta:editing-cycles>
    <meta:generator>OpenOffice/4.1.7$Win32 OpenOffice.org_project/417m1$Build-9800</meta:generator>
    <dc:date>2022-01-06T13:53:58.08</dc:date>
    <dc:creator>Franck Michaud</dc:creator>
    <meta:document-statistic meta:object-count="5"/>
  </office:meta>
</office:document-meta>
</file>